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155212" officeooo:paragraph-rsid="00155212"/>
    </style:style>
    <style:style style:name="P2" style:family="paragraph" style:parent-style-name="Standard">
      <style:text-properties fo:language="en" fo:country="US" officeooo:rsid="0015fc85" officeooo:paragraph-rsid="0015fc85"/>
    </style:style>
    <style:style style:name="P3" style:family="paragraph" style:parent-style-name="Standard">
      <style:text-properties fo:language="en" fo:country="US" officeooo:rsid="0015fc85" officeooo:paragraph-rsid="00228140"/>
    </style:style>
    <style:style style:name="P4" style:family="paragraph" style:parent-style-name="Standard">
      <style:text-properties fo:language="en" fo:country="US" officeooo:rsid="00166242" officeooo:paragraph-rsid="00166242"/>
    </style:style>
    <style:style style:name="P5" style:family="paragraph" style:parent-style-name="Standard">
      <style:text-properties fo:language="en" fo:country="US" officeooo:rsid="00167f4a" officeooo:paragraph-rsid="00167f4a"/>
    </style:style>
    <style:style style:name="P6" style:family="paragraph" style:parent-style-name="Standard">
      <style:text-properties fo:language="en" fo:country="US" officeooo:rsid="0016c34c" officeooo:paragraph-rsid="0016c34c"/>
    </style:style>
    <style:style style:name="P7" style:family="paragraph" style:parent-style-name="Standard">
      <style:text-properties fo:language="en" fo:country="US" officeooo:rsid="001ab96a" officeooo:paragraph-rsid="001ecea6"/>
    </style:style>
    <style:style style:name="P8" style:family="paragraph" style:parent-style-name="Standard">
      <style:text-properties fo:language="en" fo:country="US" officeooo:rsid="001d9bfd" officeooo:paragraph-rsid="001d9bfd"/>
    </style:style>
    <style:style style:name="P9" style:family="paragraph" style:parent-style-name="Standard">
      <style:text-properties fo:language="en" fo:country="US" officeooo:rsid="001d9bfd" officeooo:paragraph-rsid="001ecea6"/>
    </style:style>
    <style:style style:name="P10" style:family="paragraph" style:parent-style-name="Standard">
      <style:text-properties fo:language="en" fo:country="US" fo:font-weight="normal" officeooo:rsid="00166242" officeooo:paragraph-rsid="00228140" style:font-weight-asian="normal" style:font-weight-complex="normal"/>
    </style:style>
    <style:style style:name="P11" style:family="paragraph" style:parent-style-name="Standard">
      <style:text-properties fo:language="en" fo:country="US" fo:font-weight="normal" officeooo:rsid="00228140" officeooo:paragraph-rsid="00228140" style:font-weight-asian="normal" style:font-weight-complex="normal"/>
    </style:style>
    <style:style style:name="P12" style:family="paragraph" style:parent-style-name="Standard">
      <style:text-properties fo:language="en" fo:country="US" fo:font-weight="normal" officeooo:rsid="0023d38e" officeooo:paragraph-rsid="0023d38e" style:font-weight-asian="normal" style:font-weight-complex="normal"/>
    </style:style>
    <style:style style:name="P13" style:family="paragraph" style:parent-style-name="Standard">
      <style:text-properties fo:language="en" fo:country="US" fo:font-weight="normal" officeooo:rsid="0023d38e" officeooo:paragraph-rsid="003255c2" style:font-weight-asian="normal" style:font-weight-complex="normal"/>
    </style:style>
    <style:style style:name="P14" style:family="paragraph" style:parent-style-name="Standard">
      <style:text-properties fo:language="en" fo:country="US" fo:font-weight="normal" officeooo:rsid="0023fa61" officeooo:paragraph-rsid="0023fa61" style:font-weight-asian="normal" style:font-weight-complex="normal"/>
    </style:style>
    <style:style style:name="P15" style:family="paragraph" style:parent-style-name="Standard">
      <style:text-properties fo:language="en" fo:country="US" fo:font-weight="normal" officeooo:rsid="00268594" officeooo:paragraph-rsid="00268594" style:font-weight-asian="normal" style:font-weight-complex="normal"/>
    </style:style>
    <style:style style:name="P16" style:family="paragraph" style:parent-style-name="Standard">
      <style:text-properties fo:language="en" fo:country="US" fo:font-weight="normal" officeooo:rsid="00279ccf" officeooo:paragraph-rsid="00279ccf" style:font-weight-asian="normal" style:font-weight-complex="normal"/>
    </style:style>
    <style:style style:name="P17" style:family="paragraph" style:parent-style-name="Standard">
      <style:text-properties fo:language="en" fo:country="US" fo:font-weight="normal" officeooo:rsid="0028ec93" officeooo:paragraph-rsid="0028ec93" style:font-weight-asian="normal" style:font-weight-complex="normal"/>
    </style:style>
    <style:style style:name="P18" style:family="paragraph" style:parent-style-name="Standard">
      <style:text-properties fo:language="en" fo:country="US" fo:font-weight="normal" officeooo:rsid="0028ec93" officeooo:paragraph-rsid="003ac788" style:font-weight-asian="normal" style:font-weight-complex="normal"/>
    </style:style>
    <style:style style:name="P19" style:family="paragraph" style:parent-style-name="Standard">
      <style:text-properties fo:language="en" fo:country="US" fo:font-weight="normal" officeooo:rsid="002c70cd" officeooo:paragraph-rsid="002c70cd" style:font-weight-asian="normal" style:font-weight-complex="normal"/>
    </style:style>
    <style:style style:name="P20" style:family="paragraph" style:parent-style-name="Standard">
      <style:text-properties fo:language="en" fo:country="US" fo:font-weight="normal" officeooo:rsid="003ac788" officeooo:paragraph-rsid="003ac788" style:font-weight-asian="normal" style:font-weight-complex="normal"/>
    </style:style>
    <style:style style:name="P21" style:family="paragraph" style:parent-style-name="Standard">
      <style:text-properties fo:language="en" fo:country="US" fo:font-weight="normal" officeooo:rsid="003ee2b7" officeooo:paragraph-rsid="003ee2b7" style:font-weight-asian="normal" style:font-weight-complex="normal"/>
    </style:style>
    <style:style style:name="P22" style:family="paragraph" style:parent-style-name="Standard">
      <style:text-properties fo:language="en" fo:country="US" fo:font-weight="bold" officeooo:rsid="00228140" officeooo:paragraph-rsid="00228140" style:font-weight-asian="bold" style:font-weight-complex="bold"/>
    </style:style>
    <style:style style:name="P23" style:family="paragraph" style:parent-style-name="Standard">
      <style:text-properties fo:language="en" fo:country="US" fo:font-weight="bold" officeooo:rsid="0023d38e" officeooo:paragraph-rsid="0023d38e" style:font-weight-asian="bold" style:font-weight-complex="bold"/>
    </style:style>
    <style:style style:name="P24" style:family="paragraph" style:parent-style-name="Standard">
      <style:text-properties fo:language="en" fo:country="US" fo:font-weight="bold" officeooo:rsid="0023fa61" officeooo:paragraph-rsid="0023fa61" style:font-weight-asian="bold" style:font-weight-complex="bold"/>
    </style:style>
    <style:style style:name="P25" style:family="paragraph" style:parent-style-name="Standard">
      <style:text-properties fo:language="en" fo:country="US" fo:font-weight="bold" officeooo:rsid="003ac788" officeooo:paragraph-rsid="003ac788" style:font-weight-asian="bold" style:font-weight-complex="bold"/>
    </style:style>
    <style:style style:name="P26" style:family="paragraph" style:parent-style-name="Standard">
      <style:text-properties fo:language="en" fo:country="US" fo:font-weight="bold" officeooo:rsid="003ee2b7" officeooo:paragraph-rsid="003ee2b7" style:font-weight-asian="bold" style:font-weight-complex="bold"/>
    </style:style>
    <style:style style:name="P27" style:family="paragraph" style:parent-style-name="Standard">
      <style:text-properties fo:language="en" fo:country="US" officeooo:rsid="0023d38e" officeooo:paragraph-rsid="0023d38e"/>
    </style:style>
    <style:style style:name="P28" style:family="paragraph" style:parent-style-name="Standard">
      <style:text-properties fo:language="en" fo:country="US" officeooo:rsid="001badc0" officeooo:paragraph-rsid="001ecea6"/>
    </style:style>
    <style:style style:name="P29" style:family="paragraph" style:parent-style-name="Standard">
      <style:text-properties fo:language="en" fo:country="US" officeooo:rsid="003ac788" officeooo:paragraph-rsid="003ac788"/>
    </style:style>
    <style:style style:name="P30" style:family="paragraph" style:parent-style-name="Standard">
      <style:text-properties officeooo:paragraph-rsid="003b8ba2"/>
    </style:style>
    <style:style style:name="P31" style:family="paragraph" style:parent-style-name="Standard">
      <style:paragraph-properties fo:break-before="page"/>
      <style:text-properties fo:language="en" fo:country="US" fo:font-weight="normal" officeooo:rsid="0023d38e" officeooo:paragraph-rsid="0023d38e" style:font-weight-asian="normal" style:font-weight-complex="normal"/>
    </style:style>
    <style:style style:name="P32" style:family="paragraph" style:parent-style-name="Text_20_body">
      <style:text-properties fo:language="en" fo:country="US"/>
    </style:style>
    <style:style style:name="P33" style:family="paragraph" style:parent-style-name="Text_20_body">
      <style:text-properties fo:language="en" fo:country="US" fo:font-weight="normal" officeooo:rsid="002c70cd" officeooo:paragraph-rsid="002c70cd" style:font-weight-asian="normal" style:font-weight-complex="normal"/>
    </style:style>
    <style:style style:name="P34" style:family="paragraph" style:parent-style-name="Text_20_body">
      <style:text-properties fo:language="en" fo:country="US" fo:font-weight="bold" officeooo:rsid="002c70cd" officeooo:paragraph-rsid="002c70cd" style:font-weight-asian="bold" style:font-weight-complex="bold"/>
    </style:style>
    <style:style style:name="P35" style:family="paragraph" style:parent-style-name="Text_20_body">
      <style:text-properties officeooo:rsid="00345266" officeooo:paragraph-rsid="00345266"/>
    </style:style>
    <style:style style:name="P36" style:family="paragraph" style:parent-style-name="Text_20_body">
      <style:text-properties officeooo:rsid="0038219f" officeooo:paragraph-rsid="0038219f"/>
    </style:style>
    <style:style style:name="P37" style:family="paragraph" style:parent-style-name="Text_20_body">
      <style:text-properties officeooo:paragraph-rsid="003ee2b7"/>
    </style:style>
    <style:style style:name="P38" style:family="paragraph" style:parent-style-name="Title">
      <style:text-properties fo:language="en" fo:country="US"/>
    </style:style>
    <style:style style:name="P39" style:family="paragraph" style:parent-style-name="Standard">
      <style:paragraph-properties fo:margin-left="0.4925in" fo:margin-right="0in" fo:text-indent="0in" style:auto-text-indent="false"/>
      <style:text-properties fo:language="en" fo:country="US" fo:font-weight="bold" officeooo:rsid="0015fc85" officeooo:paragraph-rsid="0015fc85" style:font-weight-asian="bold" style:font-weight-complex="bold"/>
    </style:style>
    <style:style style:name="P40" style:family="paragraph" style:parent-style-name="Standard">
      <style:paragraph-properties fo:margin-left="0.4925in" fo:margin-right="0in" fo:text-indent="0in" style:auto-text-indent="false"/>
      <style:text-properties fo:language="en" fo:country="US" fo:font-weight="bold" officeooo:rsid="0015fc85" officeooo:paragraph-rsid="00228140" style:font-weight-asian="bold" style:font-weight-complex="bold"/>
    </style:style>
    <style:style style:name="P41" style:family="paragraph" style:parent-style-name="Standard">
      <style:paragraph-properties fo:margin-left="0.4925in" fo:margin-right="0in" fo:text-indent="0in" style:auto-text-indent="false"/>
      <style:text-properties fo:language="en" fo:country="US" fo:font-weight="bold" officeooo:rsid="003ee2b7" officeooo:paragraph-rsid="003ee2b7" style:font-weight-asian="bold" style:font-weight-complex="bold"/>
    </style:style>
    <style:style style:name="P42" style:family="paragraph" style:parent-style-name="Standard">
      <style:paragraph-properties fo:margin-left="0.4925in" fo:margin-right="0in" fo:text-indent="0in" style:auto-text-indent="false"/>
      <style:text-properties fo:language="en" fo:country="US" officeooo:rsid="0015fc85" officeooo:paragraph-rsid="00166242"/>
    </style:style>
    <style:style style:name="P43" style:family="paragraph" style:parent-style-name="Standard">
      <style:paragraph-properties fo:margin-left="0.4925in" fo:margin-right="0in" fo:text-indent="0in" style:auto-text-indent="false"/>
      <style:text-properties fo:language="en" fo:country="US" officeooo:rsid="0015fc85" officeooo:paragraph-rsid="0015fc85"/>
    </style:style>
    <style:style style:name="P44" style:family="paragraph" style:parent-style-name="Standard">
      <style:paragraph-properties fo:margin-left="0.4925in" fo:margin-right="0in" fo:text-indent="0in" style:auto-text-indent="false"/>
      <style:text-properties fo:language="en" fo:country="US" officeooo:rsid="0015fc85" officeooo:paragraph-rsid="00228140"/>
    </style:style>
    <style:style style:name="P45" style:family="paragraph" style:parent-style-name="Standard">
      <style:paragraph-properties fo:margin-left="0.4925in" fo:margin-right="0in" fo:text-indent="0in" style:auto-text-indent="false"/>
      <style:text-properties fo:language="en" fo:country="US" officeooo:rsid="00166242" officeooo:paragraph-rsid="00166242"/>
    </style:style>
    <style:style style:name="P46" style:family="paragraph" style:parent-style-name="Standard">
      <style:paragraph-properties fo:margin-left="0.4925in" fo:margin-right="0in" fo:text-indent="0in" style:auto-text-indent="false"/>
      <style:text-properties fo:language="en" fo:country="US" officeooo:rsid="00166242" officeooo:paragraph-rsid="00228140"/>
    </style:style>
    <style:style style:name="P47" style:family="paragraph" style:parent-style-name="Standard">
      <style:paragraph-properties fo:margin-left="0.4925in" fo:margin-right="0in" fo:text-indent="0in" style:auto-text-indent="false"/>
      <style:text-properties fo:language="en" fo:country="US" officeooo:rsid="003ee2b7" officeooo:paragraph-rsid="003ee2b7"/>
    </style:style>
    <style:style style:name="P48" style:family="paragraph" style:parent-style-name="Text_20_body">
      <style:paragraph-properties fo:margin-left="0.4925in" fo:margin-right="0in" fo:text-indent="0in" style:auto-text-indent="false"/>
      <style:text-properties fo:language="en" fo:country="US" fo:font-weight="normal" officeooo:rsid="002c70cd" officeooo:paragraph-rsid="002c70cd" style:font-weight-asian="normal" style:font-weight-complex="normal"/>
    </style:style>
    <style:style style:name="P49" style:family="paragraph" style:parent-style-name="Text_20_body">
      <style:paragraph-properties fo:margin-left="0.4925in" fo:margin-right="0in" fo:text-indent="0in" style:auto-text-indent="false"/>
      <style:text-properties fo:language="en" fo:country="US" fo:font-weight="bold" officeooo:rsid="002c70cd" officeooo:paragraph-rsid="002c70cd" style:font-weight-asian="bold" style:font-weight-complex="bold"/>
    </style:style>
    <style:style style:name="P50" style:family="paragraph" style:parent-style-name="Text_20_body">
      <style:paragraph-properties fo:margin-top="0in" fo:margin-bottom="0.0181in" loext:contextual-spacing="false"/>
      <style:text-properties officeooo:rsid="0039cc1b" officeooo:paragraph-rsid="0039cc1b"/>
    </style:style>
    <style:style style:name="P51" style:family="paragraph" style:parent-style-name="Standard">
      <style:text-properties fo:language="en" fo:country="US" officeooo:rsid="001ecea6" officeooo:paragraph-rsid="003b8ba2"/>
    </style:style>
    <style:style style:name="P52" style:family="paragraph" style:parent-style-name="Standard">
      <style:text-properties fo:language="en" fo:country="US" officeooo:rsid="003e6fee" officeooo:paragraph-rsid="004427e9"/>
    </style:style>
    <style:style style:name="P53" style:family="paragraph" style:parent-style-name="Standard">
      <style:text-properties fo:language="en" fo:country="US" fo:font-weight="bold" officeooo:rsid="00167f4a" officeooo:paragraph-rsid="00167f4a" style:font-weight-asian="bold" style:font-weight-complex="bold"/>
    </style:style>
    <style:style style:name="P54" style:family="paragraph" style:parent-style-name="Standard">
      <style:text-properties fo:language="en" fo:country="US" fo:font-weight="bold" officeooo:rsid="004427e9" officeooo:paragraph-rsid="004427e9" style:font-weight-asian="bold" style:font-weight-complex="bold"/>
    </style:style>
    <style:style style:name="P55" style:family="paragraph" style:parent-style-name="Standard">
      <style:text-properties fo:language="en" fo:country="US" fo:font-weight="normal" officeooo:rsid="0028ec93" officeooo:paragraph-rsid="004427e9" style:font-weight-asian="normal" style:font-weight-complex="normal"/>
    </style:style>
    <style:style style:name="P56" style:family="paragraph" style:parent-style-name="Standard">
      <style:text-properties fo:language="en" fo:country="US" fo:font-weight="normal" officeooo:rsid="0023fa61" officeooo:paragraph-rsid="0023fa61" style:font-weight-asian="normal" style:font-weight-complex="normal"/>
    </style:style>
    <style:style style:name="P57" style:family="paragraph" style:parent-style-name="Standard">
      <style:text-properties fo:language="en" fo:country="US" officeooo:rsid="00167f4a" officeooo:paragraph-rsid="00446474"/>
    </style:style>
    <style:style style:name="P58" style:family="paragraph" style:parent-style-name="Standard">
      <style:text-properties fo:language="en" fo:country="US" officeooo:rsid="004793c8" officeooo:paragraph-rsid="004793c8"/>
    </style:style>
    <style:style style:name="P59" style:family="paragraph" style:parent-style-name="Standard">
      <style:text-properties fo:language="en" fo:country="US" officeooo:rsid="001ab96a" officeooo:paragraph-rsid="001ecea6"/>
    </style:style>
    <style:style style:name="P60" style:family="paragraph" style:parent-style-name="Standard">
      <style:paragraph-properties fo:break-before="page"/>
      <style:text-properties fo:language="en" fo:country="US" officeooo:rsid="001ecea6" officeooo:paragraph-rsid="003b8ba2"/>
    </style:style>
    <style:style style:name="P61" style:family="paragraph" style:parent-style-name="Standard">
      <style:paragraph-properties fo:break-before="page"/>
      <style:text-properties fo:language="en" fo:country="US" officeooo:rsid="00166242" officeooo:paragraph-rsid="00155212"/>
    </style:style>
    <style:style style:name="P62" style:family="paragraph" style:parent-style-name="Standard">
      <style:paragraph-properties fo:break-before="page"/>
      <style:text-properties fo:language="en" fo:country="US" officeooo:rsid="001ab96a" officeooo:paragraph-rsid="001ecea6"/>
    </style:style>
    <style:style style:name="P63" style:family="paragraph" style:parent-style-name="Standard">
      <style:paragraph-properties fo:break-before="page"/>
      <style:text-properties fo:language="en" fo:country="US" fo:font-weight="normal" officeooo:rsid="0023fa61" officeooo:paragraph-rsid="0023fa61" style:font-weight-asian="normal" style:font-weight-complex="normal"/>
    </style:style>
    <style:style style:name="P64" style:family="paragraph" style:parent-style-name="Text_20_body" style:list-style-name="L1">
      <style:text-properties fo:language="en" fo:country="US" fo:font-weight="normal" officeooo:rsid="003d30cb" officeooo:paragraph-rsid="003d30cb" style:font-weight-asian="normal" style:font-weight-complex="normal"/>
    </style:style>
    <style:style style:name="P65" style:family="paragraph" style:parent-style-name="Text_20_body" style:list-style-name="L1">
      <style:text-properties fo:language="en" fo:country="US" fo:font-weight="normal" officeooo:rsid="003d76fc" officeooo:paragraph-rsid="003d76fc" style:font-weight-asian="normal" style:font-weight-complex="normal"/>
    </style:style>
    <style:style style:name="P66" style:family="paragraph" style:parent-style-name="Text_20_body">
      <style:text-properties fo:language="en" fo:country="US" fo:font-weight="normal" officeooo:rsid="0038219f" officeooo:paragraph-rsid="0038219f" style:font-weight-asian="normal" style:font-weight-complex="normal"/>
    </style:style>
    <style:style style:name="P67" style:family="paragraph" style:parent-style-name="Text_20_body">
      <style:text-properties fo:language="en" fo:country="US" fo:font-weight="normal" officeooo:rsid="0039cc1b" officeooo:paragraph-rsid="0039cc1b" style:font-weight-asian="normal" style:font-weight-complex="normal"/>
    </style:style>
    <style:style style:name="P68" style:family="paragraph" style:parent-style-name="Text_20_body">
      <style:text-properties fo:language="en" fo:country="US" fo:font-weight="bold" officeooo:rsid="0039cc1b" officeooo:paragraph-rsid="0039cc1b" style:font-weight-asian="bold" style:font-weight-complex="bold"/>
    </style:style>
    <style:style style:name="P69" style:family="paragraph" style:parent-style-name="Text_20_body" style:list-style-name="L1">
      <style:text-properties officeooo:paragraph-rsid="003d30cb"/>
    </style:style>
    <style:style style:name="P70" style:family="paragraph" style:parent-style-name="Text_20_body" style:list-style-name="L1">
      <style:text-properties officeooo:paragraph-rsid="00442a1e"/>
    </style:style>
    <style:style style:name="P71" style:family="paragraph" style:parent-style-name="Text_20_body" style:list-style-name="L1">
      <style:text-properties officeooo:rsid="00442a1e" officeooo:paragraph-rsid="00442a1e"/>
    </style:style>
    <style:style style:name="P72" style:family="paragraph" style:parent-style-name="Text_20_body" style:list-style-name="L1">
      <style:text-properties officeooo:rsid="00363c16" officeooo:paragraph-rsid="00363c16"/>
    </style:style>
    <style:style style:name="P73" style:family="paragraph" style:parent-style-name="Text_20_body" style:list-style-name="L1">
      <style:paragraph-properties fo:margin-top="0in" fo:margin-bottom="0in" loext:contextual-spacing="false"/>
      <style:text-properties fo:language="en" fo:country="US" fo:font-weight="normal" officeooo:rsid="003d30cb" officeooo:paragraph-rsid="003d30cb" style:font-weight-asian="normal" style:font-weight-complex="normal"/>
    </style:style>
    <style:style style:name="P74" style:family="paragraph" style:parent-style-name="Text_20_body">
      <style:paragraph-properties fo:margin-top="0in" fo:margin-bottom="0.0181in" loext:contextual-spacing="false"/>
      <style:text-properties fo:font-size="10pt" fo:language="en" fo:country="US" fo:font-weight="normal" officeooo:rsid="003ac788" officeooo:paragraph-rsid="003ac788" style:font-size-asian="10pt" style:font-weight-asian="normal" style:font-size-complex="10pt" style:font-weight-complex="normal"/>
    </style:style>
    <style:style style:name="P75" style:family="paragraph" style:parent-style-name="Text_20_body">
      <style:paragraph-properties fo:margin-top="0in" fo:margin-bottom="0.0181in" loext:contextual-spacing="false"/>
      <style:text-properties fo:font-size="10pt" fo:language="en" fo:country="US" fo:font-weight="normal" officeooo:rsid="0039cc1b" officeooo:paragraph-rsid="0039cc1b" style:font-size-asian="10pt" style:font-weight-asian="normal" style:font-size-complex="10pt" style:font-weight-complex="normal"/>
    </style:style>
    <style:style style:name="P76" style:family="paragraph" style:parent-style-name="Heading_20_1">
      <style:text-properties fo:language="en" fo:country="US"/>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fo:language="en" fo:country="US" officeooo:rsid="001badc0" officeooo:paragraph-rsid="003ac788"/>
    </style:style>
    <style:style style:name="P79" style:family="paragraph" style:parent-style-name="Heading_20_2">
      <style:text-properties fo:language="en" fo:country="US" officeooo:paragraph-rsid="0017d13c"/>
    </style:style>
    <style:style style:name="P80" style:family="paragraph" style:parent-style-name="Heading_20_2">
      <style:text-properties officeooo:rsid="00345266" officeooo:paragraph-rsid="00363c16"/>
    </style:style>
    <style:style style:name="P81" style:family="paragraph" style:parent-style-name="Heading_20_2">
      <style:paragraph-properties fo:break-before="page"/>
    </style:style>
    <style:style style:name="P82" style:family="paragraph" style:parent-style-name="Heading_20_3">
      <style:text-properties officeooo:paragraph-rsid="00228140"/>
    </style:style>
    <style:style style:name="P83" style:family="paragraph" style:parent-style-name="Contents_20_1">
      <style:paragraph-properties>
        <style:tab-stops>
          <style:tab-stop style:position="6.6929in" style:type="right" style:leader-style="dotted" style:leader-text="."/>
        </style:tab-stops>
      </style:paragraph-properties>
    </style:style>
    <style:style style:name="P84" style:family="paragraph" style:parent-style-name="Contents_20_3">
      <style:paragraph-properties>
        <style:tab-stops>
          <style:tab-stop style:position="6.3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Footer">
      <style:text-properties fo:font-weight="bold" officeooo:rsid="004793c8" officeooo:paragraph-rsid="004793c8" style:font-weight-asian="bold" style:font-weight-complex="bold"/>
    </style:style>
    <style:style style:name="T1" style:family="text">
      <style:text-properties officeooo:rsid="0015fc85"/>
    </style:style>
    <style:style style:name="T2" style:family="text">
      <style:text-properties officeooo:rsid="00161115"/>
    </style:style>
    <style:style style:name="T3" style:family="text">
      <style:text-properties officeooo:rsid="00166242"/>
    </style:style>
    <style:style style:name="T4" style:family="text">
      <style:text-properties officeooo:rsid="00167f4a"/>
    </style:style>
    <style:style style:name="T5" style:family="text">
      <style:text-properties fo:font-weight="bold" style:font-weight-asian="bold" style:font-weight-complex="bold"/>
    </style:style>
    <style:style style:name="T6" style:family="text">
      <style:text-properties fo:font-weight="bold" officeooo:rsid="001badc0" style:font-weight-asian="bold" style:font-weight-complex="bold"/>
    </style:style>
    <style:style style:name="T7" style:family="text">
      <style:text-properties fo:font-weight="bold" officeooo:rsid="001ecea6" style:font-weight-asian="bold" style:font-weight-complex="bold"/>
    </style:style>
    <style:style style:name="T8" style:family="text">
      <style:text-properties fo:font-weight="bold" officeooo:rsid="0023fa61" style:font-weight-asian="bold" style:font-weight-complex="bold"/>
    </style:style>
    <style:style style:name="T9" style:family="text">
      <style:text-properties fo:font-weight="bold" officeooo:rsid="0028ec93" style:font-weight-asian="bold" style:font-weight-complex="bold"/>
    </style:style>
    <style:style style:name="T10" style:family="text">
      <style:text-properties fo:font-weight="bold" officeooo:rsid="003ac788" style:font-weight-asian="bold" style:font-weight-complex="bold"/>
    </style:style>
    <style:style style:name="T11" style:family="text">
      <style:text-properties fo:font-weight="bold" officeooo:rsid="003255c2" style:font-weight-asian="bold" style:font-weight-complex="bold"/>
    </style:style>
    <style:style style:name="T12" style:family="text">
      <style:text-properties fo:font-weight="bold" officeooo:rsid="00452176" style:font-weight-asian="bold" style:font-weight-complex="bold"/>
    </style:style>
    <style:style style:name="T13" style:family="text">
      <style:text-properties officeooo:rsid="0016c34c"/>
    </style:style>
    <style:style style:name="T14" style:family="text">
      <style:text-properties officeooo:rsid="0017d13c"/>
    </style:style>
    <style:style style:name="T15" style:family="text">
      <style:text-properties officeooo:rsid="001badc0"/>
    </style:style>
    <style:style style:name="T16" style:family="text">
      <style:text-properties officeooo:rsid="001d2d1e"/>
    </style:style>
    <style:style style:name="T17" style:family="text">
      <style:text-properties officeooo:rsid="001ecea6"/>
    </style:style>
    <style:style style:name="T18" style:family="text">
      <style:text-properties fo:language="en" fo:country="US" fo:font-weight="normal" style:font-weight-asian="normal" style:font-weight-complex="normal"/>
    </style:style>
    <style:style style:name="T19" style:family="text">
      <style:text-properties fo:language="en" fo:country="US" fo:font-weight="normal" officeooo:rsid="002c70cd" style:font-weight-asian="normal" style:font-weight-complex="normal"/>
    </style:style>
    <style:style style:name="T20" style:family="text">
      <style:text-properties fo:language="en" fo:country="US" fo:font-weight="normal" officeooo:rsid="002da71a" style:font-weight-asian="normal" style:font-weight-complex="normal"/>
    </style:style>
    <style:style style:name="T21" style:family="text">
      <style:text-properties fo:language="en" fo:country="US" fo:font-weight="normal" officeooo:rsid="002f75c5" style:font-weight-asian="normal" style:font-weight-complex="normal"/>
    </style:style>
    <style:style style:name="T22" style:family="text">
      <style:text-properties fo:language="en" fo:country="US" fo:font-weight="normal" officeooo:rsid="003255c2" style:font-weight-asian="normal" style:font-weight-complex="normal"/>
    </style:style>
    <style:style style:name="T23" style:family="text">
      <style:text-properties fo:language="en" fo:country="US" fo:font-weight="normal" officeooo:rsid="00363c16" style:font-weight-asian="normal" style:font-weight-complex="normal"/>
    </style:style>
    <style:style style:name="T24" style:family="text">
      <style:text-properties fo:language="en" fo:country="US" fo:font-weight="normal" officeooo:rsid="00345266" style:font-weight-asian="normal" style:font-weight-complex="normal"/>
    </style:style>
    <style:style style:name="T25" style:family="text">
      <style:text-properties fo:language="en" fo:country="US" fo:font-weight="normal" officeooo:rsid="003c025a" style:font-weight-asian="normal" style:font-weight-complex="normal"/>
    </style:style>
    <style:style style:name="T26" style:family="text">
      <style:text-properties fo:language="en" fo:country="US" fo:font-weight="normal" officeooo:rsid="003d30cb" style:font-weight-asian="normal" style:font-weight-complex="normal"/>
    </style:style>
    <style:style style:name="T27" style:family="text">
      <style:text-properties fo:language="en" fo:country="US" fo:font-weight="normal" officeooo:rsid="003d76fc" style:font-weight-asian="normal" style:font-weight-complex="normal"/>
    </style:style>
    <style:style style:name="T28" style:family="text">
      <style:text-properties fo:language="en" fo:country="US" fo:font-weight="normal" officeooo:rsid="003ee2b7" style:font-weight-asian="normal" style:font-weight-complex="normal"/>
    </style:style>
    <style:style style:name="T29" style:family="text">
      <style:text-properties fo:language="en" fo:country="US" fo:font-weight="normal" officeooo:rsid="004427e9" style:font-weight-asian="normal" style:font-weight-complex="normal"/>
    </style:style>
    <style:style style:name="T30" style:family="text">
      <style:text-properties fo:language="en" fo:country="US" fo:font-weight="normal" officeooo:rsid="00442a1e" style:font-weight-asian="normal" style:font-weight-complex="normal"/>
    </style:style>
    <style:style style:name="T31" style:family="text">
      <style:text-properties fo:language="en" fo:country="US" fo:font-weight="bold" officeooo:rsid="001ecea6" style:font-weight-asian="bold" style:font-weight-complex="bold"/>
    </style:style>
    <style:style style:name="T32" style:family="text">
      <style:text-properties fo:language="en" fo:country="US" officeooo:rsid="001ecea6"/>
    </style:style>
    <style:style style:name="T33" style:family="text">
      <style:text-properties fo:language="en" fo:country="US" officeooo:rsid="00228140"/>
    </style:style>
    <style:style style:name="T34" style:family="text">
      <style:text-properties fo:language="en" fo:country="US" officeooo:rsid="0040c24a"/>
    </style:style>
    <style:style style:name="T35" style:family="text">
      <style:text-properties fo:language="en" fo:country="US" fo:font-style="italic" fo:font-weight="bold" officeooo:rsid="002da71a" style:font-style-asian="italic" style:font-weight-asian="bold" style:font-style-complex="italic" style:font-weight-complex="bold"/>
    </style:style>
    <style:style style:name="T36" style:family="text">
      <style:text-properties fo:language="en" fo:country="US" officeooo:rsid="00452176"/>
    </style:style>
    <style:style style:name="T37" style:family="text">
      <style:text-properties fo:font-weight="normal" style:font-weight-asian="normal" style:font-weight-complex="normal"/>
    </style:style>
    <style:style style:name="T38" style:family="text">
      <style:text-properties fo:font-weight="normal" officeooo:rsid="001ecea6" style:font-weight-asian="normal" style:font-weight-complex="normal"/>
    </style:style>
    <style:style style:name="T39" style:family="text">
      <style:text-properties fo:font-weight="normal" officeooo:rsid="00446474" style:font-weight-asian="normal" style:font-weight-complex="normal"/>
    </style:style>
    <style:style style:name="T40" style:family="text">
      <style:text-properties fo:font-weight="normal" officeooo:rsid="004793c8" style:font-weight-asian="normal" style:font-weight-complex="normal"/>
    </style:style>
    <style:style style:name="T41" style:family="text">
      <style:text-properties officeooo:rsid="0020b93c"/>
    </style:style>
    <style:style style:name="T42" style:family="text">
      <style:text-properties officeooo:rsid="00228140"/>
    </style:style>
    <style:style style:name="T43" style:family="text">
      <style:text-properties officeooo:rsid="0023fa61"/>
    </style:style>
    <style:style style:name="T44" style:family="text">
      <style:text-properties officeooo:rsid="0024ca26"/>
    </style:style>
    <style:style style:name="T45" style:family="text">
      <style:text-properties officeooo:rsid="00279ccf"/>
    </style:style>
    <style:style style:name="T46" style:family="text">
      <style:text-properties officeooo:rsid="0028ec93"/>
    </style:style>
    <style:style style:name="T47" style:family="text">
      <style:text-properties officeooo:rsid="002a949d"/>
    </style:style>
    <style:style style:name="T48" style:family="text">
      <style:text-properties officeooo:rsid="00319b3b"/>
    </style:style>
    <style:style style:name="T49" style:family="text">
      <style:text-properties officeooo:rsid="003255c2"/>
    </style:style>
    <style:style style:name="T50" style:family="text">
      <style:text-properties officeooo:rsid="00345266"/>
    </style:style>
    <style:style style:name="T51" style:family="text">
      <style:text-properties officeooo:rsid="00363c16"/>
    </style:style>
    <style:style style:name="T52" style:family="text">
      <style:text-properties fo:font-size="10pt" fo:language="en" fo:country="US" fo:font-weight="normal" style:font-size-asian="10pt" style:font-weight-asian="normal" style:font-size-complex="10pt" style:font-weight-complex="normal"/>
    </style:style>
    <style:style style:name="T53" style:family="text">
      <style:text-properties officeooo:rsid="003ac788"/>
    </style:style>
    <style:style style:name="T54" style:family="text">
      <style:text-properties officeooo:rsid="003b8ba2"/>
    </style:style>
    <style:style style:name="T55" style:family="text">
      <style:text-properties officeooo:rsid="004427e9"/>
    </style:style>
    <style:style style:name="T56" style:family="text">
      <style:text-properties fo:font-style="italic" fo:font-weight="bold" officeooo:rsid="001ecea6" style:font-style-asian="italic" style:font-weight-asian="bold" style:font-style-complex="italic" style:font-weight-complex="bold"/>
    </style:style>
    <style:style style:name="T57" style:family="text">
      <style:text-properties officeooo:rsid="00442a1e"/>
    </style:style>
    <style:style style:name="T58" style:family="text">
      <style:text-properties officeooo:rsid="00446474"/>
    </style:style>
    <style:style style:name="T59" style:family="text">
      <style:text-properties officeooo:rsid="00452176"/>
    </style:style>
    <style:style style:name="T60" style:family="text">
      <style:text-properties officeooo:rsid="004793c8"/>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Connecting Node.js with a ThingMagic Reader</text:p>
      <text:p text:style-name="P32"/>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3"><text:a xlink:type="simple" xlink:href="#__RefHeading___Toc106_486565745" text:style-name="Index_20_Link" text:visited-style-name="Index_20_Link">1.0 Introduction<text:tab/>2</text:a></text:p>
          <text:p text:style-name="P85"><text:a xlink:type="simple" xlink:href="#__RefHeading___Toc787_873240755" text:style-name="Index_20_Link" text:visited-style-name="Index_20_Link">1.1 Background<text:tab/>2</text:a></text:p>
          <text:p text:style-name="P85"><text:a xlink:type="simple" xlink:href="#__RefHeading___Toc789_873240755" text:style-name="Index_20_Link" text:visited-style-name="Index_20_Link">1.2 Usage<text:tab/>2</text:a></text:p>
          <text:p text:style-name="P83"><text:a xlink:type="simple" xlink:href="#__RefHeading___Toc108_486565745" text:style-name="Index_20_Link" text:visited-style-name="Index_20_Link">2.0 Principle approach<text:tab/>3</text:a></text:p>
          <text:p text:style-name="P83"><text:a xlink:type="simple" xlink:href="#__RefHeading___Toc110_486565745" text:style-name="Index_20_Link" text:visited-style-name="Index_20_Link">3.0 Explanation of the program structures<text:tab/>3</text:a></text:p>
          <text:p text:style-name="P85"><text:a xlink:type="simple" xlink:href="#__RefHeading___Toc112_486565745" text:style-name="Index_20_Link" text:visited-style-name="Index_20_Link">3.1 Node.js script tmr.js<text:tab/>3</text:a></text:p>
          <text:p text:style-name="P84"><text:a xlink:type="simple" xlink:href="#__RefHeading___Toc114_486565745" text:style-name="Index_20_Link" text:visited-style-name="Index_20_Link">3.1.1 Command line configuration<text:tab/>3</text:a></text:p>
          <text:p text:style-name="P84"><text:a xlink:type="simple" xlink:href="#__RefHeading___Toc116_486565745" text:style-name="Index_20_Link" text:visited-style-name="Index_20_Link">3.1.2 Hard coded configuration<text:tab/>4</text:a></text:p>
          <text:p text:style-name="P84"><text:a xlink:type="simple" xlink:href="#__RefHeading___Toc118_486565745" text:style-name="Index_20_Link" text:visited-style-name="Index_20_Link">3.1.3 functions in Java script<text:tab/>4</text:a></text:p>
          <text:p text:style-name="P84"><text:a xlink:type="simple" xlink:href="#__RefHeading___Toc254_518940986" text:style-name="Index_20_Link" text:visited-style-name="Index_20_Link">3.1.4 High-level overview Java script<text:tab/>5</text:a></text:p>
          <text:p text:style-name="P85"><text:a xlink:type="simple" xlink:href="#__RefHeading___Toc795_873240755" text:style-name="Index_20_Link" text:visited-style-name="Index_20_Link">3.2 read_nodejs.c<text:tab/>6</text:a></text:p>
          <text:p text:style-name="P84"><text:a xlink:type="simple" xlink:href="#__RefHeading___Toc265_518940986" text:style-name="Index_20_Link" text:visited-style-name="Index_20_Link">3.2.1 Command line configuration<text:tab/>6</text:a></text:p>
          <text:p text:style-name="P84"><text:a xlink:type="simple" xlink:href="#__RefHeading___Toc267_518940986" text:style-name="Index_20_Link" text:visited-style-name="Index_20_Link">3.2.2 Hard coded configuration<text:tab/>6</text:a></text:p>
          <text:p text:style-name="P84"><text:a xlink:type="simple" xlink:href="#__RefHeading___Toc269_518940986" text:style-name="Index_20_Link" text:visited-style-name="Index_20_Link">3.2.3 subroutine overview<text:tab/>7</text:a></text:p>
          <text:p text:style-name="P84"><text:a xlink:type="simple" xlink:href="#__RefHeading___Toc271_518940986" text:style-name="Index_20_Link" text:visited-style-name="Index_20_Link">3.2.4 High-level program overview<text:tab/>8</text:a></text:p>
          <text:p text:style-name="P85"><text:a xlink:type="simple" xlink:href="#__RefHeading___Toc274_518940986" text:style-name="Index_20_Link" text:visited-style-name="Index_20_Link">3.3 Shell script<text:tab/>9</text:a></text:p>
          <text:p text:style-name="P84"><text:a xlink:type="simple" xlink:href="#__RefHeading___Toc276_518940986" text:style-name="Index_20_Link" text:visited-style-name="Index_20_Link">3.3.1 Hard coded configuration<text:tab/>9</text:a></text:p>
          <text:p text:style-name="P84"><text:a xlink:type="simple" xlink:href="#__RefHeading___Toc278_518940986" text:style-name="Index_20_Link" text:visited-style-name="Index_20_Link">3.3.2 High level shell script flow<text:tab/>9</text:a></text:p>
          <text:p text:style-name="P83"><text:a xlink:type="simple" xlink:href="#__RefHeading___Toc797_873240755" text:style-name="Index_20_Link" text:visited-style-name="Index_20_Link">4.0 Real world..<text:tab/>10</text:a></text:p>
          <text:p text:style-name="P85"><text:a xlink:type="simple" xlink:href="#__RefHeading___Toc1202_409338415" text:style-name="Index_20_Link" text:visited-style-name="Index_20_Link">4.1 Install the software on the server machine.<text:tab/>10</text:a></text:p>
          <text:p text:style-name="P85"><text:a xlink:type="simple" xlink:href="#__RefHeading___Toc776_873240755" text:style-name="Index_20_Link" text:visited-style-name="Index_20_Link">4.2. Read Tid<text:tab/>11</text:a></text:p>
          <text:p text:style-name="P85"><text:a xlink:type="simple" xlink:href="#__RefHeading___Toc791_873240755" text:style-name="Index_20_Link" text:visited-style-name="Index_20_Link">4.3. Read User<text:tab/>11</text:a></text:p>
          <text:p text:style-name="P83"><text:a xlink:type="simple" xlink:href="#__RefHeading___Toc793_873240755" text:style-name="Index_20_Link" text:visited-style-name="Index_20_Link">Appendix A : log example (verbose set to 2)<text:tab/>12</text:a></text:p>
        </text:index-body>
      </text:table-of-content>
      <text:p text:style-name="P1"/>
      <text:h text:style-name="P78" text:outline-level="1"><text:bookmark-start text:name="__RefHeading___Toc106_486565745"/>1.0 Introduction<text:bookmark-end text:name="__RefHeading___Toc106_486565745"/></text:h>
      <text:h text:style-name="Heading_20_2" text:outline-level="2"><text:bookmark-start text:name="__RefHeading___Toc787_873240755"/><text:span text:style-name="T53">1.1 </text:span>Background<text:bookmark-end text:name="__RefHeading___Toc787_873240755"/></text:h>
      <text:p text:style-name="P1"/>
      <text:p text:style-name="P1">Based on a number of questions how to connect a ThingMagic reader with nodes.js, I decided to dust of the old knowledge <text:span text:style-name="T48">around Java script, </text:span><text:s/>and work to combine th<text:span text:style-name="T48">at with the current knowledge <text:s/>around the API.</text:span></text:p>
      <text:p text:style-name="P1"/>
      <text:p text:style-name="P1">A working demo has been created on Ubuntu / Linux. It will read <text:span text:style-name="T48">a </text:span>selected memory bank or all banks plus the ability to provide optional parameters. This document will explain the setup and working.</text:p>
      <text:p text:style-name="P1"/>
      <text:p text:style-name="P2">Please be aware the node.js is called nodejs in Ubuntu because of potential conflict with other programs.</text:p>
      <text:p text:style-name="P2"/>
      <text:p text:style-name="P2">This has been tested with a M6E Nano connected as a USB device, but there should be no reason why it would not work with an other device <text:span text:style-name="T48">with minor adjustments</text:span></text:p>
      <text:p text:style-name="P1"/>
      <text:h text:style-name="Heading_20_2" text:outline-level="2"><text:bookmark-start text:name="__RefHeading___Toc789_873240755"/>1.<text:span text:style-name="T54">2</text:span> <text:span text:style-name="T54">U</text:span>sage<text:bookmark-end text:name="__RefHeading___Toc789_873240755"/></text:h>
      <text:p text:style-name="P29"/>
      <text:p text:style-name="P29">Format : IP-address:port?search-string</text:p>
      <text:p text:style-name="P29"/>
      <text:p text:style-name="P29">The search-string options are supported in this release:</text:p>
      <text:p text:style-name="P18"><text:span text:style-name="T53"><text:tab/></text:span><text:span text:style-name="T10">CMD</text:span><text:span text:style-name="T53"> : <text:tab/></text:span>READALL, READUSER, READTID, READEPC or READRESERVERD</text:p>
      <text:p text:style-name="P20"><text:tab/><text:span text:style-name="T5">TIMEOUT</text:span> : <text:tab/>value</text:p>
      <text:p text:style-name="P20"><text:tab/><text:span text:style-name="T5">RETRY : <text:s/></text:span><text:tab/>value</text:p>
      <text:p text:style-name="P20"/>
      <text:p text:style-name="P29">examples :</text:p>
      <text:p text:style-name="P25">192.68.1.160:8080? CMD=READALL</text:p>
      <text:p text:style-name="P29">Will read all the memory banks with the default timeout (1000ms) and default retry-count (5)</text:p>
      <text:p text:style-name="P29"/>
      <text:p text:style-name="P25">192.68.1.160:8080? CMD=READEPC,TIMEOUT=500</text:p>
      <text:p text:style-name="P29">Will read the EPC memory bank with requested timeout (500ms) and default retry-count (5)</text:p>
      <text:p text:style-name="P20"/>
      <text:p text:style-name="P25">192.68.1.160:8080? CMD=READTID, RETRY=10</text:p>
      <text:p text:style-name="P20">Will read the TID memory bank with the default timeout (1000ms) and requested retry-count (10)</text:p>
      <text:p text:style-name="P20"/>
      <text:p text:style-name="P25">192.68.1.160:8080? CMD=READUSER,TIMEOUT=500, RETRY=10</text:p>
      <text:p text:style-name="P29">Will read <text:s/>the USER memory bank with requested timeout (500ms) and requested retry-count (10)</text:p>
      <text:p text:style-name="P29"/>
      <text:p text:style-name="P25">192.68.1.160:8080? CMD=READRESERVERD,TIMEOUT=500, RETRY=0</text:p>
      <text:p text:style-name="P29">Will read <text:s/>the RESERVERD memory bank with requested timeout (500ms) and requested retry-count (0). A retry-count of zero means keep trying until successful. </text:p>
      <text:p text:style-name="P29"/>
      <text:p text:style-name="P52"><text:span text:style-name="T55">S</text:span>pecial <text:span text:style-name="T55">commands</text:span>:</text:p>
      <text:p text:style-name="P52"><text:span text:style-name="T10">192.68.1.160:8080? CMD=</text:span><text:span text:style-name="T5">CANCEL</text:span><text:span text:style-name="T37"> will terminate the current server which will try to restart. </text:span></text:p>
      <text:h text:style-name="P76" text:outline-level="1"><text:bookmark-start text:name="__RefHeading___Toc108_486565745"/><text:soft-page-break/><text:span text:style-name="T15">2.0 </text:span>Principle approach<text:bookmark-end text:name="__RefHeading___Toc108_486565745"/></text:h>
      <text:p text:style-name="P1"/>
      <text:p text:style-name="P1">The solution is build on Ubuntu/Linux and consists of 2 programs that have interprocess communication (IPC) over named pipes. The one program is node.js with a script that act as a communication between the <text:span text:style-name="T48">TCP-</text:span>network and the pipes. The other reader program (read_node.js) acts as an interface between the pipes and a ThingMagic reader. <text:span text:style-name="T48">It <text:s/>has been build with the Mercury API and it is based on the example readall.c </text:span></text:p>
      <text:p text:style-name="P1"/>
      <text:p text:style-name="P1">In the demo the node.js script takes input from a browser (but this could be any program) and parse the received URL. The search portion of the URL is passed over named pipe to the reader program. <text:s/>Here the search portion is pa<text:span text:style-name="T1">r</text:span>sed in <text:span text:style-name="T1">a </text:span>command and <text:span text:style-name="T1">other </text:span>optional parameters. It then <text:span text:style-name="T1">executes a read command using the Mercury API and returns the result of execution. The node.js script will sent the result back to the calling browser program (but that could be any program). The Node.js script expects an acknowledgement of the command and the result of the execution within a certain time, otherwise it will resend the command again.</text:span></text:p>
      <text:p text:style-name="P1"/>
      <text:p text:style-name="P2">A shell script is provided to start both applications with the right check and sequential order. The script allows for customization and has a <text:s/>number of check to improve <text:span text:style-name="T2">redundancy</text:span> in working.</text:p>
      <text:h text:style-name="P76" text:outline-level="1"><text:bookmark-start text:name="__RefHeading___Toc110_486565745"/><text:span text:style-name="T15">3.0 </text:span>Explanation of the program structure<text:span text:style-name="T41">s</text:span><text:bookmark-end text:name="__RefHeading___Toc110_486565745"/></text:h>
      <text:h text:style-name="P79" text:outline-level="2"><text:bookmark-start text:name="__RefHeading___Toc112_486565745"/><text:span text:style-name="T15">3.1 </text:span>Node.js script tmr.js<text:bookmark-end text:name="__RefHeading___Toc112_486565745"/></text:h>
      <text:h text:style-name="Heading_20_3" text:outline-level="3"><text:bookmark-start text:name="__RefHeading___Toc114_486565745"/><text:span text:style-name="T15">3.1.1 Command line </text:span>configuration<text:bookmark-end text:name="__RefHeading___Toc114_486565745"/></text:h>
      <text:p text:style-name="P2">The program takes 3 parameters from the command line</text:p>
      <text:p text:style-name="P2"/>
      <text:p text:style-name="P39">1. readpipe pipe-name</text:p>
      <text:p text:style-name="P42">This allows to overwrite the default “<text:span text:style-name="T3">./tmr_from” pipe-name</text:span></text:p>
      <text:p text:style-name="P43"/>
      <text:p text:style-name="P39">2. writepipe pipe-name<text:span text:style-name="T3"> </text:span></text:p>
      <text:p text:style-name="P45">This allows to overwrite the default “./tmr_to” <text:span text:style-name="T16">pipe-name.</text:span></text:p>
      <text:p text:style-name="P43"/>
      <text:p text:style-name="P39">3. verbose</text:p>
      <text:p text:style-name="P45">The verbose option will enable detailed progress information to be written to stdout</text:p>
      <text:p text:style-name="P45"/>
      <text:p text:style-name="P41">4. error error-message</text:p>
      <text:p text:style-name="P47">In case of error, one can inform the remote user of an error message in case they try to connect to the server</text:p>
      <text:p text:style-name="P58"/>
      <text:p text:style-name="P61"/>
      <text:h text:style-name="Heading_20_3" text:outline-level="3"><text:bookmark-start text:name="__RefHeading___Toc116_486565745"/><text:span text:style-name="T15">3.1.2 H</text:span>ard coded configuration<text:bookmark-end text:name="__RefHeading___Toc116_486565745"/></text:h>
      <text:p text:style-name="P10">Apart from the command line there are a number of parameters that can be changed <text:span text:style-name="T4">with</text:span>in the script itself:</text:p>
      <text:p text:style-name="P53"/>
      <text:p text:style-name="P54">MAXLOOPCOUNT : <text:span text:style-name="T37">set the number of timeout events (OK_TIMEOUT or RESP_TIMEOUT) are allowed to happen before the script terminates. This can be used to prevent a deadlock. Set to 1</text:span><text:span text:style-name="T40">5</text:span><text:span text:style-name="T37">0 (about</text:span><text:span text:style-name="T39">isch</text:span><text:span text:style-name="T37"> 1</text:span><text:span text:style-name="T40">5</text:span><text:span text:style-name="T37">0 x OK_TIMEOUT seconds = 300 seconds = 5 minutes)</text:span></text:p>
      <text:p text:style-name="P54"><text:span text:style-name="T37"><text:s/></text:span></text:p>
      <text:p text:style-name="P5"><text:span text:style-name="T5">OK_TIMEOUT </text:span>: sets the timeout to wait for an acknowledgement of the command <text:span text:style-name="T58">sent</text:span>. <text:span text:style-name="T58">Default</text:span> this is set as <text:span text:style-name="T60">2</text:span> seconds <text:span text:style-name="T14">maximum.</text:span></text:p>
      <text:p text:style-name="P4"/>
      <text:p text:style-name="P5"><text:span text:style-name="T5">RESP_TIMEOUT</text:span>: sets the timeout to wait for the result of the execution. Standard this is set to <text:span text:style-name="T55">5 </text:span>seconds <text:span text:style-name="T14">maximum</text:span></text:p>
      <text:p text:style-name="P5"/>
      <text:p text:style-name="P57">After the timeout expires the command <text:span text:style-name="T58">(the search-portion) </text:span>will be sent again to the reader.</text:p>
      <text:p text:style-name="P5"/>
      <text:p text:style-name="P27">In the function verbose adjust the line :<text:span text:style-name="T5"> process.env.TZ = 'Europe/Amsterdam</text:span>' to where you are in the world for a proper time-stamp.</text:p>
      <text:p text:style-name="P5"/>
      <text:h text:style-name="Heading_20_3" text:outline-level="3"><text:bookmark-start text:name="__RefHeading___Toc118_486565745"/><text:span text:style-name="T15">3.1.3 functions in</text:span> <text:span text:style-name="T13">Java script</text:span><text:bookmark-end text:name="__RefHeading___Toc118_486565745"/></text:h>
      <text:p text:style-name="P5"/>
      <text:p text:style-name="P5">The following functions are defined <text:s/><text:span text:style-name="T13">in the Java script on node</text:span>:</text:p>
      <text:p text:style-name="P5"/>
      <text:p text:style-name="P5"><text:span text:style-name="T5">function sleep_m(time): </text:span>will pause the execution for a number of milliseconds.</text:p>
      <text:p text:style-name="P5"/>
      <text:p text:style-name="P5"><text:span text:style-name="T5">function verbose(mess):</text:span> will display a <text:span text:style-name="T16">timestamped </text:span>progress message if verbose was set.</text:p>
      <text:p text:style-name="P5"/>
      <text:p text:style-name="P5"><text:span text:style-name="T5">function sent_to_tmr(command): </text:span>will sent the search string / command to the reader program and kick-off <text:s/>timeout <text:span text:style-name="T15">for responds. The command string will always be sent in uppercase in case the calling browser/program provided in lower case.</text:span></text:p>
      <text:p text:style-name="P5"/>
      <text:p text:style-name="P5"><text:span text:style-name="T5">function read_from_tmr(): </text:span>will read and interpret the feedback from the reader program. <text:span text:style-name="T15">If acknowledgement for the send command was received it will set new timeout for the result.</text:span></text:p>
      <text:p text:style-name="P5"/>
      <text:p text:style-name="P5"><text:span text:style-name="T5">function pars_responds(buf, needle): </text:span>will parse the <text:span text:style-name="T13">results coming</text:span> from the reader programs</text:p>
      <text:p text:style-name="P5"/>
      <text:p text:style-name="P6"><text:span text:style-name="T5">function handle_responds(responds):</text:span> will sent the responds back to the requester / browser</text:p>
      <text:p text:style-name="P6"/>
      <text:p text:style-name="P6"><text:span text:style-name="T5">function handle_timeout():</text:span> will handle timeout, if responds was not within the expected interval</text:p>
      <text:p text:style-name="P6"/>
      <text:p text:style-name="P7"><text:span text:style-name="T5">http.createServer().listen(8080); </text:span>Here is all starts. </text:p>
      <text:p text:style-name="P7"/>
      <text:p text:style-name="P7"/>
      <text:p text:style-name="P62"/>
      <text:h text:style-name="Heading_20_3" text:outline-level="3"><text:bookmark-start text:name="__RefHeading___Toc254_518940986"/>3.1.4 <text:span text:style-name="T41">H</text:span>igh-level overview Java script<text:bookmark-end text:name="__RefHeading___Toc254_518940986"/></text:h>
      <text:p text:style-name="P26">3.1.4.1 Normal operation</text:p>
      <text:p text:style-name="P7">When a remote program connects to the port 8080, <text:span text:style-name="T17">the </text:span><text:span text:style-name="T5">http.createServer()</text:span> will extract the search / command string. It will <text:span text:style-name="T48">also </text:span>initiate the ongoing event to listen to the feedback <text:span text:style-name="T59">from the </text:span>reader program. <text:span text:style-name="T16">The later will be done only once. </text:span><text:s/></text:p>
      <text:p text:style-name="P7"/>
      <text:p text:style-name="P7"><text:span text:style-name="T15">It</text:span> then check<text:span text:style-name="T48">s</text:span> whether the remote client wants to cancel the current command <text:span text:style-name="T15">and informs the reader. The program will be terminate and if combined with the shell script try to restart. Otherwise it will sent a new command + options to the reader program and saves this for potential later resend.</text:span></text:p>
      <text:p text:style-name="P28"><text:s/></text:p>
      <text:p text:style-name="P7"><text:span text:style-name="T15">The </text:span><text:span text:style-name="T6">sent_to_tmr() </text:span><text:span text:style-name="T15">will write the command to the reader, set wait_ack to indicate that we expect an acknowledgement on the command and kicks of the interval-timer <text:s/>set for every second.</text:span></text:p>
      <text:p text:style-name="P28"><text:s/></text:p>
      <text:p text:style-name="P9">It then waits for a responds from the reader in <text:span text:style-name="T5">read_from_tmr(). </text:span>When a responds is received it is parsed with <text:span text:style-name="T5">pars_responds</text:span><text:span text:style-name="T12">()</text:span><text:span text:style-name="T5">.</text:span> <text:span text:style-name="T17">The results are stored in parse_length and parse_result. </text:span><text:s/></text:p>
      <text:p text:style-name="P9"/>
      <text:p text:style-name="P9"><text:span text:style-name="T17">If we were waiting on an acknowledgement of the command, we check that the length of the received search-string is the same as the requested search-string. If so, the wait_ack will be set to indicate we expect result of the command execution and set timeout for longer time. If the command acknowledgement AND the result are received at the same time, </text:span><text:span text:style-name="T7">the pars_responds()</text:span><text:span text:style-name="T17"> routine will handle that. </text:span></text:p>
      <text:p text:style-name="P9"/>
      <text:p text:style-name="P9"><text:span text:style-name="T17">If we have received the result of the command, </text:span><text:span text:style-name="T7">read_fom_tmr() </text:span><text:span text:style-name="T38">it will clear the wait_ack flag and </text:span><text:span text:style-name="T17">will call </text:span><text:span text:style-name="T7">handle_responds() </text:span><text:span text:style-name="T17">to sent the result back to the requester. </text:span><text:span text:style-name="T56">It is here where the package can be modified for your program needs (default is HTML)</text:span><text:span text:style-name="T17">.</text:span></text:p>
      <text:p text:style-name="P8"/>
      <text:p text:style-name="P30"><text:span text:style-name="T32">The </text:span><text:span text:style-name="T31">handle_timeout(</text:span><text:span text:style-name="T32">) is called every second until cleared. The routine will check whether the wait_ack-flag is still set. If </text:span><text:span text:style-name="T33">so</text:span><text:span text:style-name="T32"> it will decrement the wait counter, and if that goes negative, it will resend the command again. If the wait_ack-flag is reset, it will clear the interval-</text:span><text:span text:style-name="T36">request</text:span><text:span text:style-name="T32">. </text:span><text:span text:style-name="T34">The timeout </text:span><text:span text:style-name="T36">events are counted </text:span><text:span text:style-name="T34">will continue to </text:span><text:span text:style-name="T36">happen until</text:span><text:span text:style-name="T34"> </text:span><text:span text:style-name="T36">either a response is received or MAXLOOOPCOUNT is reached. In the later case t</text:span><text:span text:style-name="T34">he remote user will be informed </text:span><text:span text:style-name="T36">and the program terminate</text:span><text:span text:style-name="T34">. The remote user can </text:span><text:span text:style-name="T36">also</text:span><text:span text:style-name="T34"> sent a cancel command which will terminate the operation. In combination with the shell script it will try to restart.</text:span></text:p>
      <text:p text:style-name="P51"/>
      <text:p text:style-name="P26"><text:span text:style-name="T17">3.1.4.</text:span>2<text:span text:style-name="T17"> </text:span>ERROR<text:span text:style-name="T17"> operation</text:span></text:p>
      <text:p text:style-name="P21">In case the command line option ‘error error_message’ was provided only a <text:span text:style-name="T5">http.createServer() </text:span>will be initiated that will display the provided error_message when connecting. This way a remote user can be informed why the server is not running as normal.</text:p>
      <text:p text:style-name="P60"/>
      <text:h text:style-name="Heading_20_2" text:outline-level="2"><text:bookmark-start text:name="__RefHeading___Toc795_873240755"/>3.2 read_nodejs.c<text:bookmark-end text:name="__RefHeading___Toc795_873240755"/></text:h>
      <text:p text:style-name="P5"/>
      <text:h text:style-name="P82" text:outline-level="3"><text:bookmark-start text:name="__RefHeading___Toc265_518940986"/><text:span text:style-name="T15">3.2.1 Command line </text:span>configuration<text:bookmark-end text:name="__RefHeading___Toc265_518940986"/></text:h>
      <text:p text:style-name="P3">The program takes 3 parameters from the command line</text:p>
      <text:p text:style-name="P3"/>
      <text:p text:style-name="P40">1. -<text:span text:style-name="T42">r</text:span> pipe-name</text:p>
      <text:p text:style-name="P44">This allows to overwrite the default “<text:span text:style-name="T3">./tmr_from” pipe-name</text:span></text:p>
      <text:p text:style-name="P44"/>
      <text:p text:style-name="P40">2. -<text:span text:style-name="T42">w</text:span> pipename<text:span text:style-name="T3"> </text:span></text:p>
      <text:p text:style-name="P46">This allows to overwrite the default “./tmr_to” <text:span text:style-name="T16">pipe-name.</text:span></text:p>
      <text:p text:style-name="P44"/>
      <text:p text:style-name="P40">3. -<text:span text:style-name="T42">v #</text:span></text:p>
      <text:p text:style-name="P46">The verbose option will enable detailed progress information to be written to stdout. <text:span text:style-name="T42">If -v is set to 1 it will display program progress information, if set to 2 it will display also the low level bytes exchanged with the reader</text:span></text:p>
      <text:h text:style-name="P82" text:outline-level="3"><text:bookmark-start text:name="__RefHeading___Toc267_518940986"/><text:span text:style-name="T15">3.2.2 H</text:span>ard coded configuration<text:bookmark-end text:name="__RefHeading___Toc267_518940986"/></text:h>
      <text:p text:style-name="P10">Apart from the command line there are a number of parameters that can be changed <text:span text:style-name="T4">with</text:span>in the <text:span text:style-name="T42">c-file</text:span> itself:</text:p>
      <text:p text:style-name="P10"/>
      <text:p text:style-name="P22">#define RETRY 5 <text:s text:c="23"/><text:tab/> // default read retry count</text:p>
      <text:p text:style-name="P11">If reading <text:s/>the tag does not produce information within the timeout period, the read will be repeated again for the RETRY amount of times. This is the default value which can be overrule by the search request in the URL. </text:p>
      <text:p text:style-name="P11"/>
      <text:p text:style-name="P22">#define TIMEOUT 1000 <text:s text:c="19"/>// default read timeout (1000 ms)</text:p>
      <text:p text:style-name="P11">The default timeout for a read command. This is the default value which can be overrule by the search request in the URL. </text:p>
      <text:p text:style-name="P11"/>
      <text:p text:style-name="P23">/// antenna list creation instead of asking (THIS WORKS FOR M6E NANO)</text:p>
      <text:p text:style-name="P12">uint8_t aList[] = {1}; <text:s text:c="9"/>// 1 antenna</text:p>
      <text:p text:style-name="P12">uint8_t *antennaList =aList;</text:p>
      <text:p text:style-name="P12">uint8_t antennaCount = 0x1;</text:p>
      <text:p text:style-name="P12">The program has been modified to have the antenna inform<text:span text:style-name="T44">a</text:span>tion hard coded instead of taking from the command line.</text:p>
      <text:p text:style-name="P12"/>
      <text:p text:style-name="P13">In main() adjust the region in <text:s/>the line : </text:p>
      <text:p text:style-name="P13"><text:tab/>if (set_region(rp, <text:span text:style-name="T5">TMR_REGION_EU3)</text:span> != TMR_SUCCESS) exit(1); </text:p>
      <text:p text:style-name="P13"><text:span text:style-name="T49">t</text:span>o where you are in the world. (some readers have this hard-coded and then this line should be removed.)</text:p>
      <text:p text:style-name="P12"/>
      <text:p text:style-name="P31"/>
      <text:h text:style-name="Heading_20_3" text:outline-level="3"><text:bookmark-start text:name="__RefHeading___Toc269_518940986"/>3.2.<text:span text:style-name="T43">3</text:span> subroutine overview<text:bookmark-end text:name="__RefHeading___Toc269_518940986"/></text:h>
      <text:p text:style-name="P12"/>
      <text:p text:style-name="P12">Subroutines that are part of the standard readall.c examples:</text:p>
      <text:p text:style-name="P23"/>
      <text:p text:style-name="P12"><text:span text:style-name="T5">checkerr</text:span>(): checks whether an API call returned with success or gets error.</text:p>
      <text:p text:style-name="P23"/>
      <text:p text:style-name="P12"><text:span text:style-name="T5">errx</text:span>() : display error message and exit</text:p>
      <text:p text:style-name="P24"/>
      <text:p text:style-name="P14"><text:span text:style-name="T5">readAllMemBanks</text:span>() : reads the requested tag memory bank(s). Changed to store the output in a buffer instead of on the screen <text:span text:style-name="T55">and perform retries.</text:span></text:p>
      <text:p text:style-name="P14"/>
      <text:p text:style-name="P14"><text:span text:style-name="T5">SerialPrinter</text:span>(): Show the low level data exchanged between reader and program. Changed to include verbose check.</text:p>
      <text:p text:style-name="P14"/>
      <text:p text:style-name="P14"><text:span text:style-name="T5">StringPrinter</text:span>(): Show the low level data exchanged between reader and program. Changed to include verbose check.</text:p>
      <text:p text:style-name="P14"/>
      <text:p text:style-name="P24"/>
      <text:p text:style-name="P24">Added subroutines</text:p>
      <text:p text:style-name="P14"/>
      <text:p text:style-name="P14"><text:span text:style-name="T5">set_region</text:span>(): check that the reader supports the requested region and set it accordingly</text:p>
      <text:p text:style-name="P12"/>
      <text:p text:style-name="P12"><text:span text:style-name="T5">comm_node</text:span>(): main communication loop between this program and the java script on node.js.</text:p>
      <text:p text:style-name="P23"/>
      <text:p text:style-name="P12"><text:span text:style-name="T5">connect_pipe</text:span>s() : opens the named pipes to communicate with node.js.</text:p>
      <text:p text:style-name="P12"/>
      <text:p text:style-name="P12"><text:span text:style-name="T5">parse_buf</text:span>() : search for options in the requested command sent <text:span text:style-name="T43">by the Java script on node.js.</text:span></text:p>
      <text:p text:style-name="P12"/>
      <text:p text:style-name="P14"><text:span text:style-name="T5">sent_to_node()</text:span> : sent data back to node.js. <text:span text:style-name="T45">It will create a message structure to consists of the return-code and the value to return</text:span></text:p>
      <text:p text:style-name="P14"/>
      <text:p text:style-name="P14"><text:span text:style-name="T5">tag_cmd()</text:span>: initiates the requested the command.</text:p>
      <text:p text:style-name="P14"/>
      <text:p text:style-name="P14"><text:span text:style-name="T5">verbose</text:span>(): display (if requested) a timestamped progress message</text:p>
      <text:p text:style-name="P14"/>
      <text:p text:style-name="P63"/>
      <text:h text:style-name="Heading_20_3" text:outline-level="3"><text:bookmark-start text:name="__RefHeading___Toc271_518940986"/>3.2.4 High-level program overview<text:bookmark-end text:name="__RefHeading___Toc271_518940986"/></text:h>
      <text:p text:style-name="P15">It all starts in main() to parse the command line. Then it creates the reader, set the listeners (enable<text:span text:style-name="T49">d</text:span> by default) and then connects the reader. Creates a simple read-plan, set the read-plan and then set the antenna list. (this antenna works for the M6E Nano, but might need to be changed for another reader). <text:span text:style-name="T46">It will also call </text:span><text:span text:style-name="T9">set_region() </text:span><text:span text:style-name="T46">in order to have the right frequencies for that region and the number of words to read. The reader is initialized.</text:span></text:p>
      <text:p text:style-name="P15"/>
      <text:p text:style-name="P16">Now <text:span text:style-name="T5">connect_pipes() </text:span>is called to open the named pipes for reading and written and then the main-loop <text:span text:style-name="T5">comm_node().</text:span></text:p>
      <text:p text:style-name="P16"/>
      <text:p text:style-name="P16"><text:span text:style-name="T5">Comm-node()</text:span> starts with a blocking read on the pipe from node.js. When a message is received it calls <text:span text:style-name="T5">sent_to_node() </text:span>to sent it back to node.js as an indication the command has been received. <text:s/>It will then use <text:span text:style-name="T5">parse_buf() </text:span>to parse the command string and look for the mandatory CMD= and the optional TIMEOUT and RETRY. If the command is CANCEL it will set a block to sent any result until a next command has been received. Otherwise it will call <text:span text:style-name="T5">tag_cmd() </text:span>to initiate the requested command with optionally TIMEOUT and RETRY overruled from the default. It waits for <text:span text:style-name="T5">tag_cmd</text:span> to finish and depending on the return code sent a message by calling <text:span text:style-name="T8">sent_to_node</text:span><text:span text:style-name="T5">(). </text:span><text:span text:style-name="T46">It then loops again to reading.</text:span></text:p>
      <text:p text:style-name="P16"/>
      <text:p text:style-name="P17"><text:span text:style-name="T5">Tag_cmd() </text:span>will initiate the requested command. <text:s/><text:span text:style-name="T55">R</text:span>eturns the result of <text:s/><text:span text:style-name="T5">readallbanks() </text:span><text:s/>to execute the requested commands. Valid commands in the current setup are: READALL, READUSER, READTID, READEPC or READRESERVERD.</text:p>
      <text:p text:style-name="P17"/>
      <text:p text:style-name="P55"><text:span text:style-name="T8">readAllMemBanks</text:span><text:span text:style-name="T5">() </text:span>is modified from readall.c. It will only perform the read as tag-op. It has a retry counter in case the tag could not be read within the requested timeout period. In case of READALL the different banks are combined in a single string. <text:span text:style-name="T49">If the RETRY was set to zero, it will wait for as long as there is NO tag detected. While in the retry loop it will detect whether new data was sent by the nodejs script. If so it will stop reading and return to </text:span><text:span text:style-name="T11">comm-node</text:span><text:span text:style-name="T49">().</text:span></text:p>
      <text:p text:style-name="P17"/>
      <text:p text:style-name="P17"><text:span text:style-name="T5">sent_to_node() </text:span>will combine the returned status and the value into a single message and return that to node.js. <text:span text:style-name="T47">The format should not be changed as the Java script on node.js expects a certain format.</text:span></text:p>
      <text:p text:style-name="P17"/>
      <text:h text:style-name="P81" text:outline-level="2"><text:bookmark-start text:name="__RefHeading___Toc274_518940986"/>3.3 Shell script<text:bookmark-end text:name="__RefHeading___Toc274_518940986"/></text:h>
      <text:p text:style-name="P19"/>
      <text:h text:style-name="Heading_20_3" text:outline-level="3"><text:bookmark-start text:name="__RefHeading___Toc276_518940986"/><text:span text:style-name="T15">3.</text:span>3<text:span text:style-name="T15">.1 H</text:span>ard coded configuration<text:bookmark-end text:name="__RefHeading___Toc276_518940986"/></text:h>
      <text:p text:style-name="P33">In it’s current form it only takes hard cop<text:span text:style-name="T49">ed</text:span> configuration settings</text:p>
      <text:p text:style-name="P34"><text:tab/># For debug information in the log files remove the hash sign</text:p>
      <text:p text:style-name="P48">#VERBOSE="1"</text:p>
      <text:p text:style-name="P49"># For deep detailed ( including low level communication with the reader)</text:p>
      <text:p text:style-name="P48"># remove the hash sign</text:p>
      <text:p text:style-name="P48">#VERBOSE="2"</text:p>
      <text:p text:style-name="P49"># device information</text:p>
      <text:p text:style-name="P48">TMR_PREFIX="tmr://"</text:p>
      <text:p text:style-name="P48">DEVICE="/dev/ttyUSB0"</text:p>
      <text:p text:style-name="P49"># logfiles</text:p>
      <text:p text:style-name="P48">TMRPRG_LOG="/tmp/tmrprog.log"</text:p>
      <text:p text:style-name="P48">NODEPRG_LOG="/tmp/nodeprog.log"</text:p>
      <text:p text:style-name="P49"># pipenames to use</text:p>
      <text:p text:style-name="P48">P_TO_TMR="./tmr_to"</text:p>
      <text:p text:style-name="P48">P_FROM_TMR="./tmr_from"</text:p>
      <text:p text:style-name="P48"># programs to use</text:p>
      <text:p text:style-name="P48">nodejs="nodejs"</text:p>
      <text:p text:style-name="P48">nodeprg="tmr.js"</text:p>
      <text:p text:style-name="P48">tmrprg="./read_nodejs"</text:p>
      <text:h text:style-name="Heading_20_3" text:outline-level="3"><text:bookmark-start text:name="__RefHeading___Toc278_518940986"/>3.3.2 <text:span text:style-name="T50">H</text:span>igh level shell script flow<text:bookmark-end text:name="__RefHeading___Toc278_518940986"/></text:h>
      <text:p text:style-name="P37"><text:span text:style-name="T19">The setup is straight forward and must be run as root, given that we need to be able to open USB device. Although that can also be adjusted with /</text:span><text:span text:style-name="T18">etc/udev/rules.d/50-myusb.rules</text:span><text:span text:style-name="T20">, but we assume that has not happened. </text:span><text:span text:style-name="T18"><text:s/></text:span><text:span text:style-name="T20">It will check whether the named pipes exist, if not it will try to create them. It will also catch the signals in order to kill the tmr-reader program that runs in the background. Most of the time that already stopped, but just in case it did not. <text:s/>The main loop will run as long as out</text:span><text:span text:style-name="T29">-varialble</text:span><text:span text:style-name="T20"> <text:s/>is </text:span><text:span text:style-name="T28">3</text:span><text:span text:style-name="T20">. </text:span></text:p>
      <text:p text:style-name="P37"><text:span text:style-name="T20">In the main loop it will check for the device first, just in case you have not plugged in the USB reader </text:span><text:span text:style-name="T28">or the connection was lost. It will display an error message and start the nodejs with the error </text:span><text:soft-page-break/><text:span text:style-name="T28">message that the device can not be found to inform the remote user it they connect. </text:span><text:span text:style-name="T20"><text:s/></text:span><text:span text:style-name="T35">If you use a networked / custom connected <text:s/>reader, remove this check. </text:span></text:p>
      <text:p text:style-name="P37"><text:span text:style-name="T20">It will start the tmr_reader in the background with the named pipes and also VERBOSE, if that was uncommented. If the start of the program was </text:span><text:span text:style-name="T21">successful</text:span><text:span text:style-name="T20"> it will remember the PID (to kill </text:span><text:span text:style-name="T21">it</text:span><text:span text:style-name="T20"> later) and then start node.js in the foreground again with or without VERBOSE if uncommented. When node.js terminates the return code is captured in OUT and the tmr_reader killed. If the return-code was 1 the loop repeats. A ‘1’ is returned when ever the communication between node.js and the reader program was lost, </text:span><text:span text:style-name="T22">the requester is informed </text:span><text:span text:style-name="T20">and we reinitialize the connection.</text:span></text:p>
      <text:h text:style-name="Heading_20_1" text:outline-level="1"><text:bookmark-start text:name="__RefHeading___Toc797_873240755"/><text:span text:style-name="T20">4.</text:span><text:span text:style-name="T18">0 Real world..</text:span><text:bookmark-end text:name="__RefHeading___Toc797_873240755"/></text:h>
      <text:p text:style-name="P37"><text:span text:style-name="T24">So now that the program structure and high level explanation is behind us, what happens in real world. ? </text:span><text:span text:style-name="T28">The solution has been tested on Ubuntu 16.4 with nodejs v4.2.6 and the browser on the local machine, but also with a Raspberry PI (Jessie) with nodejs V 9.9.0 running as a server and connecting from remote Ubuntu and windows10.</text:span></text:p>
      <text:h text:style-name="Heading_20_2" text:outline-level="2"><text:bookmark-start text:name="__RefHeading___Toc1202_409338415"/><text:span text:style-name="T27">4.1 </text:span><text:span text:style-name="T25">Install the software on the server machine.</text:span><text:bookmark-end text:name="__RefHeading___Toc1202_409338415"/></text:h>
      <text:list xml:id="list4731276022116895910" text:style-name="L1">
        <text:list-item>
          <text:p text:style-name="P69"><text:span text:style-name="T27">Get n</text:span><text:span text:style-name="T26">odejs for your operating system (enough information on </text:span><text:span text:style-name="T28">Internet</text:span><text:span text:style-name="T26"> how to do that)</text:span></text:p>
        </text:list-item>
        <text:list-item>
          <text:p text:style-name="P64">create and enter a directory : mkdir tmr_node / cd tmr_node</text:p>
        </text:list-item>
        <text:list-item>
          <text:p text:style-name="P64">copy the files in this directory:</text:p>
          <text:list>
            <text:list-item>
              <text:p text:style-name="P73">read_nodejs.c</text:p>
            </text:list-item>
            <text:list-item>
              <text:p text:style-name="P73">starttmr.sh</text:p>
            </text:list-item>
            <text:list-item>
              <text:p text:style-name="P73">tmr.js</text:p>
              <text:p text:style-name="P73"/>
            </text:list-item>
          </text:list>
        </text:list-item>
        <text:list-item>
          <text:p text:style-name="P69"><text:span text:style-name="T25">M</text:span><text:span text:style-name="T26">ake the adjustments necessary to the source files as described in the chapter 3.x for each file.</text:span></text:p>
        </text:list-item>
        <text:list-item>
          <text:p text:style-name="P65">Compile read_nodejs.c as you compile any of the other examples or programs with the MercuryAPI</text:p>
        </text:list-item>
        <text:list-item>
          <text:p text:style-name="P70"><text:span text:style-name="T25">O</text:span><text:span text:style-name="T23">pen a new “terminal”.</text:span></text:p>
        </text:list-item>
        <text:list-item>
          <text:p text:style-name="P71"><text:span text:style-name="T18">set yourself as superuser: sudo bash</text:span></text:p>
        </text:list-item>
        <text:list-item>
          <text:p text:style-name="P71"><text:span text:style-name="T18">Obtain the IP address of the server : ifconfig</text:span></text:p>
        </text:list-item>
        <text:list-item>
          <text:p text:style-name="P70"><text:span text:style-name="T30">P</text:span><text:span text:style-name="T23">lug in the reader</text:span></text:p>
        </text:list-item>
        <text:list-item>
          <text:p text:style-name="P70"><text:span text:style-name="T30">S</text:span><text:span text:style-name="T23">tart ‘./starttmr.sh’. Which </text:span><text:span text:style-name="T30">displays a message “Ready to connect”. <text:s/>A</text:span><text:span text:style-name="T23">ll the </text:span><text:span text:style-name="T30">other </text:span><text:span text:style-name="T23">log messages are written to the /tmp/</text:span><text:span text:style-name="T30">logfiles</text:span><text:span text:style-name="T23">. If you would start a new terminal (hold down shift and click on terminal). <text:s/>Then: <text:s/>cd /tmp. You should now the log files.</text:span></text:p>
        </text:list-item>
        <text:list-item>
          <text:p text:style-name="P72"><text:span text:style-name="T23">O</text:span><text:span text:style-name="T18">pen the browser </text:span><text:span text:style-name="T30">and connect</text:span></text:p>
        </text:list-item>
      </text:list>
      <text:h text:style-name="Heading_20_2" text:outline-level="2"><text:bookmark-start text:name="__RefHeading___Toc776_873240755"/><text:soft-page-break/><text:span text:style-name="T51">4</text:span>.<text:span text:style-name="T57">2</text:span>. <text:span text:style-name="T51">R</text:span>ead <text:span text:style-name="T51">T</text:span>id<text:bookmark-end text:name="__RefHeading___Toc776_873240755"/></text:h>
      <text:p text:style-name="P35"><text:span text:style-name="T18">After starting With the command </text:span><text:a xlink:type="simple" xlink:href="http://localhost:8080/?cmd=READTID" text:style-name="Internet_20_link" text:visited-style-name="Visited_20_Internet_20_Link">http://</text:a><text:a xlink:type="simple" xlink:href="http://localhost:8080/?cmd=READTID" text:style-name="Internet_20_link" text:visited-style-name="Visited_20_Internet_20_Link"><text:span text:style-name="T57">192.168.1.140</text:span></text:a><text:a xlink:type="simple" xlink:href="http://localhost:8080/?cmd=READTID" text:style-name="Internet_20_link" text:visited-style-name="Visited_20_Internet_20_Link">:8080/?cmd=READTID</text:a><text:span text:style-name="T18">, we can read the TID memory bank of the <text:s/>tag that is in reach of the the ME6 NANO reader. </text:span></text:p>
      <text:h text:style-name="P80" text:outline-level="2"><text:bookmark-start text:name="__RefHeading___Toc791_873240755"/><text:span text:style-name="T23">4</text:span><text:span text:style-name="T18">.</text:span><text:span text:style-name="T30">3</text:span><text:span text:style-name="T18">. </text:span><text:span text:style-name="T23">R</text:span><text:span text:style-name="T18">ead </text:span><text:span text:style-name="T23">User</text:span><text:bookmark-end text:name="__RefHeading___Toc791_873240755"/></text:h>
      <text:p text:style-name="P36"><text:span text:style-name="T30">Or if you connect with the browser on the server program on the local machine, <text:s/></text:span><text:span text:style-name="T18">type </text:span><text:a xlink:type="simple" xlink:href="http://localhost:8080/?cmd=READUSER" text:style-name="Internet_20_link" text:visited-style-name="Visited_20_Internet_20_Link">http://localhost:8080/?cmd=READUSER</text:a><text:span text:style-name="T18"> to show the USER memory</text:span></text:p>
      <text:p text:style-name="P66"/>
      <text:h text:style-name="P77" text:outline-level="1"><text:bookmark-start text:name="__RefHeading___Toc793_873240755"/>Appendix A : log example (verbose set to 2)<text:bookmark-end text:name="__RefHeading___Toc793_873240755"/></text:h>
      <text:p text:style-name="P68">Nodejs log:</text:p>
      <text:p text:style-name="P74">nodejs: Tue Mar 27 2018 10:17:58 GMT+0200 (CEST) received TMR instruction(s) ?cmd=READreserverd,timeout=50,%20retry=10</text:p>
      <text:p text:style-name="P74">nodejs: Tue Mar 27 2018 10:17:58 GMT+0200 (CEST) sending to TMR: ?cmd=READreserverd,timeout=50,%20retry=10</text:p>
      <text:p text:style-name="P74">nodejs: Tue Mar 27 2018 10:17:58 GMT+0200 (CEST) got from TMR: {"ret":"0","val":"?CMD=READRESERVERD,TIMEOUT=50,%20RETRY=10"}</text:p>
      <text:p text:style-name="P74">nodejs: Tue Mar 27 2018 10:17:58 GMT+0200 (CEST) wait_ack 1</text:p>
      <text:p text:style-name="P74">nodejs: Tue Mar 27 2018 10:17:58 GMT+0200 (CEST) Length message: 41 command length: 41</text:p>
      <text:p text:style-name="P74">nodejs: Tue Mar 27 2018 10:17:58 GMT+0200 (CEST) got from TMR: {"ret":"0","val":"RESERVERD(10): 00040123456789ABCDEF"}</text:p>
      <text:p text:style-name="P74">nodejs: Tue Mar 27 2018 10:17:58 GMT+0200 (CEST) wait_ack 2</text:p>
      <text:p text:style-name="P74">nodejs: Tue Mar 27 2018 10:17:58 GMT+0200 (CEST) Message length: 1 Message status 0</text:p>
      <text:p text:style-name="P74">nodejs: Tue Mar 27 2018 10:17:58 GMT+0200 (CEST) Result: 0 RESERVERD(10): 00040123456789ABCDEF</text:p>
      <text:p text:style-name="P67"/>
      <text:p text:style-name="P68">Reader log: </text:p>
      <text:p text:style-name="P50"><text:span text:style-name="T18">r</text:span><text:span text:style-name="T52">eader Tue Mar 27 10:17:58 2018: received ?CMD=READRESERVERD,TIMEOUT=50,%20RETRY=10, with length 41</text:span></text:p>
      <text:p text:style-name="P75">reader Tue Mar 27 10:17:58 2018: sent to node {"ret":"0","val":"?CMD=READRESERVERD,TIMEOUT=50,%20RETRY=10"}</text:p>
      <text:p text:style-name="P75">reader Tue Mar 27 10:17:58 2018: command set to : READRESERVERD</text:p>
      <text:p text:style-name="P75">reader Tue Mar 27 10:17:58 2018: Read timeout set to 50 ms</text:p>
      <text:p text:style-name="P75">reader Tue Mar 27 10:17:58 2018: Read retry count set to 10</text:p>
      <text:p text:style-name="P75">reader Tue Mar 27 10:17:58 2018: Perform embedded <text:s/>tag operation - reserved memory without filter</text:p>
      <text:p text:style-name="P75">Sending: <text:s/>ff 00 2a 1d 25</text:p>
      <text:p text:style-name="P75">Received: ff 00 2a 00 00 01 e8</text:p>
      <text:p text:style-name="P75">Sending: <text:s/>ff 03 91 02 01 01 42 c5</text:p>
      <text:p text:style-name="P75">Received: ff 00 91 00 00 17 58</text:p>
      <text:p text:style-name="P75">Sending: <text:s/>ff 11 22 00 00 17 00 32 01 09 28 07 d0 00 04 00</text:p>
      <text:p text:style-name="P75"><text:s text:c="10"/>00 00 00 00 87 9d</text:p>
      <text:p text:style-name="P75">Received: ff 17 22 00 00 00 00 17 00 00 00 01 01 28 00 02</text:p>
      <text:p text:style-name="P75"><text:s text:c="10"/>00 00 00 04 01 23 45 67 89 ab cd ef da 08</text:p>
      <text:p text:style-name="P75">Sending: <text:s/>ff 03 29 0f ff 00 fa cd</text:p>
      <text:p text:style-name="P75">Received: ff 33 29 00 00 0f ff 00 01 02 d4 11 0d 3a 54 00</text:p>
      <text:p text:style-name="P75"><text:s text:c="10"/>00 00 10 00 ae 05 00 50 00 04 01 23 45 67 89 ab</text:p>
      <text:p text:style-name="P75"><text:s text:c="10"/>cd ef 00 02 00 00 00 80 34 00 e2 00 00 15 86 0e</text:p>
      <text:p text:style-name="P75"><text:s text:c="10"/>02 88 15 40 80 29 3b 72 e9 31</text:p>
      <text:p text:style-name="P75">reader Tue Mar 27 10:17:58 2018: EPC : E2000015860E028815408029</text:p>
      <text:p text:style-name="P75">reader Tue Mar 27 10:17:58 2018: Result of reading : RESERVERD(10): 00040123456789ABCDEF</text:p>
      <text:p text:style-name="P75">reader Tue Mar 27 10:17:58 2018: sent to node {"ret":"0","val":"RESERVERD(10): 00040123456789ABCDEF"}</text:p>
      <text:p text:style-name="P75">reader Tue Mar 27 10:17:58 2018: Wait input from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weight="bold" officeooo:rsid="004793c8" officeooo:paragraph-rsid="004793c8" style:font-weight-asian="bold" style:font-weight-complex="bol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hingMagic reader connected with Nodejs<text:tab/> <text:s text:c="6"/>pag <text:page-number text:select-page="current">12</text:page-number> of <text:page-count>12</text:page-count> <text:s/><text:tab/>paulvha / version 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21:19:20.483941438</meta:creation-date>
    <dc:date>2018-03-28T14:35:20.550565186</dc:date>
    <meta:editing-duration>PT8H22M14S</meta:editing-duration>
    <meta:editing-cycles>17</meta:editing-cycles>
    <meta:generator>LibreOffice/5.1.6.2$Linux_X86_64 LibreOffice_project/10m0$Build-2</meta:generator>
    <meta:document-statistic meta:table-count="0" meta:image-count="0" meta:object-count="0" meta:page-count="12" meta:paragraph-count="224" meta:word-count="3224" meta:character-count="19536" meta:non-whitespace-character-count="16373"/>
  </office:meta>
</office:document-meta>
</file>